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7.039cm" fo:margin-left="-0.016cm" fo:margin-right="-0.023cm" table:align="margins"/>
    </style:style>
    <style:style style:name="表格1.A" style:family="table-column">
      <style:table-column-properties style:column-width="2.275cm" style:rel-column-width="8751*"/>
    </style:style>
    <style:style style:name="表格1.B" style:family="table-column">
      <style:table-column-properties style:column-width="7.486cm" style:rel-column-width="28791*"/>
    </style:style>
    <style:style style:name="表格1.C" style:family="table-column">
      <style:table-column-properties style:column-width="2.595cm" style:rel-column-width="9979*"/>
    </style:style>
    <style:style style:name="表格1.D" style:family="table-column">
      <style:table-column-properties style:column-width="4.683cm" style:rel-column-width="18014*"/>
    </style:style>
    <style:style style:name="表格1.1" style:family="table-row">
      <style:table-row-properties style:min-row-height="1.773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011cm"/>
    </style:style>
    <style:style style:name="表格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2" style:family="table-cell">
      <style:table-cell-properties fo:padding="0.097cm" fo:border="0.002cm solid #000000"/>
    </style:style>
    <style:style style:name="表格1.3" style:family="table-row">
      <style:table-row-properties style:min-row-height="0.907cm"/>
    </style:style>
    <style:style style:name="表格1.A3" style:family="table-cell">
      <style:table-cell-properties fo:padding="0.097cm" fo:border-left="0.002cm solid #000000" fo:border-right="none" fo:border-top="none" fo:border-bottom="0.002cm solid #000000"/>
    </style:style>
    <style:style style:name="表格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0.132cm"/>
    </style:style>
    <style:style style:name="表格1.6" style:family="table-row">
      <style:table-row-properties style:min-row-height="0.885cm"/>
    </style:style>
    <style:style style:name="表格1.8" style:family="table-row">
      <style:table-row-properties style:min-row-height="1.819cm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style:line-height-at-least="0.776cm"/>
      <style:text-properties fo:font-size="10.5pt" style:font-name-asian="GB2312" style:font-size-asian="10.5pt" style:font-size-complex="10.5pt"/>
    </style:style>
    <style:style style:name="P4" style:family="paragraph" style:parent-style-name="Text_20_body">
      <style:paragraph-properties style:line-height-at-least="0.776cm" fo:text-align="justify" style:justify-single-word="false"/>
      <style:text-properties fo:font-size="10.5pt" style:font-name-asian="GB2312" style:font-size-asian="10.5pt" style:font-size-complex="10.5pt"/>
    </style:style>
    <style:style style:name="P5" style:family="paragraph" style:parent-style-name="Text_20_body">
      <style:paragraph-properties style:line-height-at-least="0.776cm" fo:text-align="justify" style:justify-single-word="false"/>
      <style:text-properties fo:font-size="10.5pt" style:font-name-asian="GB2312" style:font-size-asian="10.5pt" style:language-asian="zh" style:country-asian="CN" style:font-size-complex="10.5pt"/>
    </style:style>
    <style:style style:name="P6" style:family="paragraph" style:parent-style-name="Text_20_body">
      <style:text-properties fo:font-size="10.5pt" style:font-size-asian="10.5pt" style:font-size-complex="10.5pt"/>
    </style:style>
    <style:style style:name="P7" style:family="paragraph" style:parent-style-name="Text_20_body">
      <style:paragraph-properties style:line-height-at-least="0.776cm"/>
      <style:text-properties fo:font-size="10.5pt" style:font-size-asian="10.5pt" style:font-size-complex="10.5pt"/>
    </style:style>
    <style:style style:name="P8" style:family="paragraph" style:parent-style-name="Text_20_body">
      <style:paragraph-properties style:line-height-at-least="0.706cm"/>
      <style:text-properties fo:font-size="10.5pt" style:font-size-asian="10.5pt" style:font-size-complex="10.5pt"/>
    </style:style>
    <style:style style:name="P9" style:family="paragraph" style:parent-style-name="Table_20_Contents">
      <style:text-properties fo:font-size="10.5pt" style:font-name-asian="GB2312" style:font-size-asian="10.5pt" style:language-asian="zh" style:country-asian="CN" style:font-size-complex="10.5pt"/>
    </style:style>
    <style:style style:name="P10" style:family="paragraph" style:parent-style-name="Table_20_Contents">
      <style:paragraph-properties style:line-height-at-least="0.776cm" fo:text-align="start" style:justify-single-word="false"/>
      <style:text-properties fo:font-size="10.5pt" style:font-name-asian="GB2312" style:font-size-asian="10.5pt" style:language-asian="zh" style:country-asian="CN" style:font-size-complex="10.5pt"/>
    </style:style>
    <style:style style:name="P11" style:family="paragraph" style:parent-style-name="Table_20_Contents">
      <style:text-properties fo:font-size="10.5pt" style:font-name-asian="GB2312" style:font-size-asian="10.5pt" style:font-size-complex="10.5pt"/>
    </style:style>
    <style:style style:name="P12" style:family="paragraph" style:parent-style-name="Table_20_Contents">
      <style:paragraph-properties style:line-height-at-least="0.776cm" fo:text-align="justify" style:justify-single-word="false"/>
      <style:text-properties fo:font-size="10.5pt" style:font-name-asian="GB2312" style:font-size-asian="10.5pt" style:font-size-complex="10.5pt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T1" style:family="text">
      <style:text-properties style:font-name-asian="GB2312"/>
    </style:style>
    <style:style style:name="T2" style:family="text">
      <style:text-properties style:font-name-asian="GB2312" style:language-asian="zh" style:country-asian="CN"/>
    </style:style>
    <style:style style:name="T3" style:family="text">
      <style:text-properties style:text-underline-style="solid" style:text-underline-width="auto" style:text-underline-color="font-color" style:font-name-asian="GB2312"/>
    </style:style>
    <style:style style:name="T4" style:family="text">
      <style:text-properties style:text-underline-style="solid" style:text-underline-width="auto" style:text-underline-color="font-color" style:font-name-asian="GB2312" style:language-asian="zh" style:country-asian="CN"/>
    </style:style>
    <style:style style:name="T5" style:family="text">
      <style:text-properties style:font-name="Times New Roman1" fo:language="en" fo:country="US"/>
    </style:style>
    <style:style style:name="T6" style:family="text">
      <style:text-properties style:font-name="Times New Roman1" fo:language="en" fo:country="US" style:font-name-asian="GB2312"/>
    </style:style>
    <style:style style:name="T7" style:family="text">
      <style:text-properties style:language-asian="zh" style:country-asian="CN"/>
    </style:style>
    <style:style style:name="T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2">深圳市牧泰莱电路技术有限公司</text:p>
            <text:p text:style-name="P14">SHENZHEN MULTILAYER PCB TECHNOLOGY CO .,LTD</text:p>
            <text:p text:style-name="P15">原材料试用报告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9">单 <text:s text:c="8"/>号：</text:p>
          </table:table-cell>
          <table:table-cell table:style-name="表格1.A2" office:value-type="string">
            <text:p text:style-name="P13">[[o.name]]</text:p>
          </table:table-cell>
          <table:table-cell table:style-name="表格1.A2" office:value-type="string">
            <text:p text:style-name="P11">供 <text:s text:c="3"/>应 <text:s text:c="3"/>商：</text:p>
          </table:table-cell>
          <table:table-cell table:style-name="表格1.D2" office:value-type="string">
            <text:p text:style-name="P13">[[o.partner_id.name]]</text:p>
          </table:table-cell>
        </table:table-row>
        <table:table-row table:style-name="表格1.3">
          <table:table-cell table:style-name="表格1.A3" office:value-type="string">
            <text:p text:style-name="P12">原材料名称：</text:p>
          </table:table-cell>
          <table:table-cell table:style-name="表格1.A3" office:value-type="string">
            <text:p text:style-name="P13">[[o.product_id.name]] [[o.product_id.default_code]]</text:p>
          </table:table-cell>
          <table:table-cell table:style-name="表格1.A3" office:value-type="string">
            <text:p text:style-name="P13"><text:span text:style-name="T1">电 话</text:span><text:span text:style-name="T5">/</text:span><text:span text:style-name="T1">传 真 <text:s/>：</text:span></text:p>
          </table:table-cell>
          <table:table-cell table:style-name="表格1.D3" office:value-type="string">
            <text:p text:style-name="P13">[[o.mobile]]</text:p>
          </table:table-cell>
        </table:table-row>
        <table:table-row table:style-name="表格1.4">
          <table:table-cell table:style-name="表格1.A3" office:value-type="string">
            <text:p text:style-name="P4">规 格 型 号：</text:p>
          </table:table-cell>
          <table:table-cell table:style-name="表格1.A3" office:value-type="string">
            <text:p text:style-name="P1">[[o.product_id.variants]]</text:p>
          </table:table-cell>
          <table:table-cell table:style-name="表格1.A3" office:value-type="string">
            <text:p text:style-name="P11">联 <text:s text:c="3"/>系 <text:s text:c="3"/>人：</text:p>
          </table:table-cell>
          <table:table-cell table:style-name="表格1.D3" office:value-type="string">
            <text:p text:style-name="P13">[[o.link_man]]</text:p>
          </table:table-cell>
        </table:table-row>
        <table:table-row table:style-name="表格1.4">
          <table:table-cell table:style-name="表格1.A3" office:value-type="string">
            <text:p text:style-name="P12">样 品 数 量：</text:p>
          </table:table-cell>
          <table:table-cell table:style-name="表格1.A3" office:value-type="string">
            <text:p text:style-name="P1">[[o.amount]]</text:p>
          </table:table-cell>
          <table:table-cell table:style-name="表格1.A3" office:value-type="string">
            <text:p text:style-name="P11">试 <text:s/>用 <text:s/>目 的<text:span text:style-name="T7">：</text:span></text:p>
          </table:table-cell>
          <table:table-cell table:style-name="表格1.D3" office:value-type="string">
            <text:p text:style-name="P13">[[o.purpose]]</text:p>
          </table:table-cell>
        </table:table-row>
        <table:table-row table:style-name="表格1.6">
          <table:table-cell table:style-name="表格1.A3" office:value-type="string">
            <text:p text:style-name="P5">负 <text:s text:c="2"/>责 <text:s text:c="2"/>人：</text:p>
          </table:table-cell>
          <table:table-cell table:style-name="表格1.A3" office:value-type="string">
            <text:p text:style-name="P1">[[o.responsible.name]]</text:p>
          </table:table-cell>
          <table:table-cell table:style-name="表格1.A3" office:value-type="string">
            <text:p text:style-name="P9">日 <text:s text:c="10"/>期：</text:p>
          </table:table-cell>
          <table:table-cell table:style-name="表格1.D3" office:value-type="string">
            <text:p text:style-name="P13">[[o.create_time]]</text:p>
          </table:table-cell>
        </table:table-row>
        <table:table-row table:style-name="表格1.2">
          <table:table-cell table:style-name="表格1.D3" table:number-columns-spanned="4" office:value-type="string">
            <text:p text:style-name="P13"><text:span text:style-name="T1">申请</text:span>试用人：<text:span text:style-name="T7">[[ state_username(o._table_name,o.id)['draft'][0] ]] </text:span><text:span text:style-name="T1"><text:s text:c="8"/></text:span></text:p>
          </table:table-cell>
          <table:covered-table-cell/>
          <table:covered-table-cell/>
          <table:covered-table-cell/>
        </table:table-row>
        <table:table-row table:style-name="表格1.8">
          <table:table-cell table:style-name="表格1.A3" office:value-type="string">
            <text:p text:style-name="P11">物控部批准：</text:p>
          </table:table-cell>
          <table:table-cell table:style-name="表格1.A3" office:value-type="string">
            <text:p text:style-name="P10">[[ state_username(o._table_name,o.id)['wait_purchaser'][0] ]] </text:p>
          </table:table-cell>
          <table:table-cell table:style-name="表格1.A3" office:value-type="string">
            <text:p text:style-name="P11">部门总监批准：</text:p>
          </table:table-cell>
          <table:table-cell table:style-name="表格1.D3" office:value-type="string">
            <text:p text:style-name="P10">[[ state_username(o._table_name,o.id)['wait_gmanager_b'][0] ]] </text:p>
          </table:table-cell>
        </table:table-row>
        <table:table-row>
          <table:table-cell table:style-name="表格1.D3" table:number-columns-spanned="4" office:value-type="string">
            <text:p text:style-name="P3">样品进料检验记录：[[o.sample_check_record]]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7"><text:span text:style-name="T2">是否</text:span><text:span text:style-name="T1">需要环保认证:</text:span><text:span text:style-name="T4">[[o.iso]]</text:span><text:span text:style-name="T1">，符合我司环保要求，附相关检测报告</text:span><text:span text:style-name="T3">:[[o.iso_number]]</text:span><text:span text:style-name="T1">份；</text:span></text:p>
            <text:p text:style-name="P6"><text:span text:style-name="T1">对原材料进行试用，确认</text:span><text:span text:style-name="T3">_____[[o.test_content]]___________</text:span><text:span text:style-name="T1">性能参数。</text:span> </text:p>
            <text:p text:style-name="P6"><text:s text:c="32"/><text:span text:style-name="T2">检验员：</text:span><text:span text:style-name="T2">[[ state_username(o._table_name,o.id)['wait_inspector_a'][0] ]] <text:s text:c="3"/></text:span><text:span text:style-name="T2">日期：</text:span><text:span text:style-name="T2">[[ state_username(o._table_name,o.id)['wait_inspector_a'][1 ]] </text:span>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3">样品试用记录：[[o.sample_experiment_record]]</text:p>
            <text:p text:style-name="P7"><text:span text:style-name="T1"><text:s text:c="38"/>流程工程师：</text:span><text:span text:style-name="T2">[[ state_username(o._table_name,o.id)['wait_tech'][0] ]] </text:span><text:span text:style-name="T1">主管审核：</text:span><text:span text:style-name="T2">[[ state_username(o._table_name,o.id)['wait_tech_manager'][0] ]]</text:span><text:span text:style-name="T1">日期:</text:span><text:span text:style-name="T2">[[ state_username(o._table_name,o.id)['wait_tech_manager'][1] ]]</text:span><text:span text:style-name="T1"> <text:s text:c="42"/></text:span>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3">样品试用过程的检验记录：[[o.experiment_process_record]]</text:p>
            <text:p text:style-name="P6"><text:span text:style-name="T1"><text:s text:c="45"/>检验员：</text:span><text:bookmark-start text:name="__DdeLink__1273_344717172"/><text:bookmark-start text:name="__DdeLink__1269_344717172"/><text:span text:style-name="T2">[[ state_username(o._table_name,o.id)['wait_inspector_b'][0] ]]</text:span><text:bookmark-end text:name="__DdeLink__1273_344717172"/><text:bookmark-end text:name="__DdeLink__1269_344717172"/><text:span text:style-name="T1"> <text:s text:c="3"/>日期</text:span><text:span text:style-name="T2">：</text:span><text:span text:style-name="T2">[[ state_username(o._table_name,o.id)['wait_inspector_b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3">品质部评定意见： <text:s/>[[o.quality_evaluation]]</text:p>
            <text:p text:style-name="P6"><text:span text:style-name="T1"><text:s text:c="45"/>经理：</text:span><text:bookmark-start text:name="__DdeLink__1505_344717172"/><text:span text:style-name="T2">[[ state_username(o._table_name,o.id)['wait_quality_manager'][0] ]]</text:span><text:bookmark-end text:name="__DdeLink__1505_344717172"/><text:span text:style-name="T6"> <text:s text:c="5"/></text:span><text:span text:style-name="T1">日期：</text:span><text:span text:style-name="T2">[[ state_username(o._table_name,o.id)['wait_quality_manager'][1] ]]</text:span></text:p>
          </table:table-cell>
          <table:covered-table-cell/>
          <table:covered-table-cell/>
          <table:covered-table-cell/>
        </table:table-row>
        <table:table-row>
          <table:table-cell table:style-name="表格1.D3" table:number-columns-spanned="4" office:value-type="string">
            <text:p text:style-name="P3">部门总监批准意见： [[o.gmanager_decision]]</text:p>
            <text:p text:style-name="P6"><text:span text:style-name="T1"><text:s text:c="47"/>部门总监：</text:span><text:span text:style-name="T2">[[ state_username(o._table_name,o.id)['wait_gmanager_b'][0] ]]</text:span><text:span text:style-name="T6"> <text:s/></text:span><text:span text:style-name="T1">日期：</text:span><text:span text:style-name="T2">[[ state_username(o._table_name,o.id)['wait_gmanager_b'][1] ]]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格1.A1" table:number-columns-spanned="4" office:value-type="string">
            <text:p text:style-name="P8"><text:span text:style-name="T8">2009/09/15 Rev</text:span><text:span text:style-name="T1">：</text:span><text:span text:style-name="T8">D <text:s text:c="121"/>MTL-QR-013</text:span></text:p>
            <text:p text:style-name="P13"/>
          </table:table-cell>
          <table:covered-table-cell/>
          <table:covered-table-cell/>
          <table:covered-table-cell/>
        </table:table-row>
      </table:table>
      <text:p text:style-name="Standard">[[repeatIn(objects,'o')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1T14:28:10.56</meta:creation-date>
    <dc:date>2012-06-16T18:40:54.80</dc:date>
    <meta:editing-duration>PT3H27M45S</meta:editing-duration>
    <meta:editing-cycles>50</meta:editing-cycles>
    <meta:generator>OpenOffice.org/3.3$Win32 OpenOffice.org_project/330m20$Build-9567</meta:generator>
    <dc:creator>wang sheng wang</dc:creator>
    <meta:document-statistic meta:table-count="1" meta:image-count="0" meta:object-count="0" meta:page-count="2" meta:paragraph-count="42" meta:word-count="183" meta:character-count="2030"/>
  </office:meta>
</office:document-meta>
</file>